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paragraph-properties fo:break-before="page"/>
    </style:style>
    <style:style style:name="P9" style:family="paragraph" style:parent-style-name="Standard" style:list-style-name="L1">
      <style:paragraph-properties fo:break-before="page"/>
    </style:style>
    <style:style style:name="P10" style:family="paragraph" style:parent-style-name="Standard" style:list-style-name="L7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side</text:p>
      <text:p text:style-name="P8">Sammendrag</text:p>
      <text:list xml:id="list3687367795726894257" text:style-name="L1">
        <text:list-item>
          <text:p text:style-name="P9">Innledning</text:p>
          <text:p text:style-name="P1">1.1 Bakgrunn</text:p>
          <text:p text:style-name="P1">1.2 Problemstilling</text:p>
          <text:p text:style-name="P1">1.3 Innholdsfortegnelse</text:p>
        </text:list-item>
      </text:list>
      <text:p text:style-name="Standard"/>
      <text:list xml:id="list4690555424298625260" text:style-name="L2">
        <text:list-item>
          <text:p text:style-name="P2">Digital Signalbehandling og Musikkteori</text:p>
          <text:p text:style-name="P2">2.1 FFT</text:p>
          <text:p text:style-name="P2">2.2 Frekvenser i Musikk</text:p>
        </text:list-item>
      </text:list>
      <text:p text:style-name="Standard"/>
      <text:list xml:id="list7128628690865940971" text:style-name="L3">
        <text:list-item>
          <text:p text:style-name="P3">Programmeringsverktøy</text:p>
          <text:p text:style-name="P3">3.1 Android</text:p>
          <text:p text:style-name="P3">3.2 Android Studio</text:p>
        </text:list-item>
      </text:list>
      <text:p text:style-name="Standard"/>
      <text:p text:style-name="Standard"><text:tab/><text:tab/>Android studio er programerings verktøyet vi har brukt. Det er satt opp spesielt for å skrive android apper, som er veldig nytting når man blr kjent med programmet. </text:p>
      <text:p text:style-name="Standard"/>
      <text:p text:style-name="Standard"/>
      <text:list xml:id="list684898706784519859" text:style-name="L4">
        <text:list-item>
          <text:p text:style-name="P4">Implementasjon av teori</text:p>
          <text:p text:style-name="P4">4.1 ?</text:p>
          <text:p text:style-name="P4"/>
        </text:list-item>
      </text:list>
      <text:p text:style-name="Standard"/>
      <text:list xml:id="list8078864271485782396" text:style-name="L5">
        <text:list-item>
          <text:p text:style-name="P5">dsf</text:p>
          <text:p text:style-name="P5">5.1 (gjennomgang av hva som skjer med lydopptak)</text:p>
          <text:p text:style-name="P5">5.2 <text:s/>(viktige ting i koden, f.eks config.contex &lt;3 )</text:p>
          <text:p text:style-name="P5">5.3 Sentrale metoder</text:p>
          <text:p text:style-name="P5">5.4 XML</text:p>
          <text:p text:style-name="P5">5.5 UI</text:p>
        </text:list-item>
      </text:list>
      <text:p text:style-name="Standard"/>
      <text:list xml:id="list347118123491304546" text:style-name="L6">
        <text:list-item>
          <text:p text:style-name="P6">Appens virkemåte</text:p>
          <text:p text:style-name="P6">6.1 Bruksanvisning, hvordan appen brukes, screenshots</text:p>
        </text:list-item>
      </text:list>
      <text:p text:style-name="Standard"/>
      <text:list xml:id="list8844109695099824638" text:style-name="L7">
        <text:list-item>
          <text:p text:style-name="P7">Konklusjon og videre arbeid</text:p>
          <text:p text:style-name="P7">7.1 Konklusjon</text:p>
          <text:p text:style-name="P7">7.2 Videre arbeid, flere funksjoner i appen, tilleggsprogram til pc</text:p>
          <text:p text:style-name="P7"/>
          <text:p text:style-name="P10">Vedlegg</text:p>
          <text:list>
            <text:list-header>
              <text:p text:style-name="P7">Kildekode</text:p>
              <text:p text:style-name="P7">(Kompilert app)</text:p>
              <text:p text:style-name="P10">Referanser</text:p>
              <text:p text:style-name="P7">the googles.com <text:s text:c="2"/></text:p>
            </text:list-header>
          </text:list>
          <text:p text:style-name="P7"/>
          <text:list text:continue-numbering="true"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1:11:17.67</meta:creation-date>
    <meta:document-statistic meta:table-count="0" meta:image-count="0" meta:object-count="0" meta:page-count="5" meta:paragraph-count="31" meta:word-count="121" meta:character-count="781"/>
    <dc:date>2015-04-10T12:26:33.14</dc:date>
    <meta:editing-duration>PT14M31S</meta:editing-duration>
    <meta:editing-cycles>1</meta:editing-cycles>
    <meta:generator>OpenOffice.org/3.4.1$Win32 OpenOffice.org_project/341m1$Build-9593</meta:generator>
  </office:meta>
</office:document-meta>
</file>